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Benennung</text:p>
          </table:table-cell>
          <table:table-cell office:value-type="string" calcext:value-type="string">
            <text:p>Bezeichnung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Schalt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Schalter_zum_lochen</text:p>
          </table:table-cell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Stanzblech_link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Kraftgeber</text:p>
          </table:table-cell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Stanzblech_rech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.00.0000</text:date>, <text:time style:data-style-name="N2" text:time-value="18:40:59.45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8:41:05.827000000</meta:creation-date>
    <meta:editing-duration>PT1M59S</meta:editing-duration>
    <meta:editing-cycles>2</meta:editing-cycles>
    <meta:generator>LibreOffice/4.4.5.2$Windows_x86 LibreOffice_project/a22f674fd25a3b6f45bdebf25400ed2adff0ff99</meta:generator>
    <dc:date>2015-11-06T18:42:56.057000000</dc:date>
    <meta:document-statistic meta:table-count="1" meta:cell-count="14" meta:object-count="0"/>
  </office:meta>
</office:document-meta>
</file>